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text-properties fo:font-style="Italic"/>
    </style:style>
    <style:style style:name="scrBook_scrBook" style:family="paragraph" style:parent-style-name="scrBook"/>
    <style:style xmlns:style="urn:oasis:names:tc:opendocument:xmlns:style:1.0" style:name="scrBook" style:family="paragraph" style:parent-style-name="non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language="en" fo:country="US"/>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language="en" fo:country="US"/>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33</meta:creation-date>
    <dc:creator>sudyk</dc:creator>
    <dc:date>2010-11-12T16:01:33</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IL_GOOGLE_SVN\pathway\Test\PsExport\TestFiles\Output\T9\main"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